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ign and Features</text:p>
      <text:p text:style-name="Standard"/>
      <text:p text:style-name="Standard">=====General=====</text:p>
      <text:p text:style-name="Standard">-Account creation for all 4 types of accounts</text:p>
      <text:p text:style-name="Standard"><text:tab/>-Website registration for students</text:p>
      <text:p text:style-name="Standard"><text:tab/>-Admin creation for professors</text:p>
      <text:p text:style-name="Standard"><text:tab/>-Admin and staff accounts will probably be created via direct coding into the database</text:p>
      <text:p text:style-name="Standard">-Securely handle forgotten passwords</text:p>
      <text:p text:style-name="Standard">-4 Roles:</text:p>
      <text:p text:style-name="Standard"><text:tab/>-Student</text:p>
      <text:p text:style-name="Standard"><text:tab/>-Faculty Instructors</text:p>
      <text:p text:style-name="Standard"><text:tab/>-Staff [super user]</text:p>
      <text:p text:style-name="Standard"><text:tab/><text:tab/>-Potentially with three different views in one account</text:p>
      <text:p text:style-name="Standard"><text:tab/>-Admin</text:p>
      <text:p text:style-name="Standard">-Email notifications for...</text:p>
      <text:p text:style-name="Standard"><text:tab/>-[Student]Approval, denial, queued, forgotten password. [Potentially fixed via policy]</text:p>
      <text:p text:style-name="Standard"><text:tab/>-[Faculty]Application for class TA, workflow actions pending, forgotten password</text:p>
      <text:p text:style-name="Standard"><text:tab/>-[Admin/Staff]Workflow actions, registration, possibly errors</text:p>
      <text:p text:style-name="Standard">-Workflow system approval [Needs flexibility for potential future reprogramming]</text:p>
      <text:p text:style-name="Standard"><text:tab/>-Status tokens for pending actions need to be managed and queues of these actions need to be <text:tab/>presented to staff/instructors [Yes/No][Allow for comments]</text:p>
      <text:p text:style-name="Standard">-Clearly fill slots for labs</text:p>
      <text:p text:style-name="Standard">-Make a spreadsheet report with various filters [credit vs pay, by class, every class vs specific classes]</text:p>
      <text:p text:style-name="Standard">-Workshop leader sign up</text:p>
      <text:p text:style-name="Standard">-Position properties [lab TA, workshop leader, grader]?</text:p>
      <text:p text:style-name="Standard">-Account for last-minute insertions into lab TA positions</text:p>
      <text:p text:style-name="Standard">-Look into login encryption</text:p>
      <text:p text:style-name="Standard">-Heavy documentation</text:p>
      <text:p text:style-name="Standard">-Look into interface designing</text:p>
      <text:p text:style-name="Standard">-Put some sort of limit on how many active applications a student can have [Marty wants only 2]</text:p>
      <text:p text:style-name="Standard">-Save a TA's TA-ing history</text:p>
      <text:p text:style-name="Standard">-Minimal amount of free-form input from user</text:p>
      <text:p text:style-name="Standard">-Sanitize inputs</text:p>
      <text:p text:style-name="Standard">---Make sure no input can be turned into code</text:p>
      <text:p text:style-name="Standard">-Password reset:</text:p>
      <text:p text:style-name="Standard">---Needs its own page</text:p>
      <text:p text:style-name="Standard">---Sends a generated temp login and link to user's email so they can reset their password</text:p>
      <text:p text:style-name="Standard">---Never send passwords in plain text</text:p>
      <text:p text:style-name="Standard">-Sessions and permissions should not be able to be manipulated via URL</text:p>
      <text:p text:style-name="Standard">-Sortable tables (gonna probably use Ajax)</text:p>
      <text:p text:style-name="Standard">-Attach TAs to courses so that when the courses get deleted at the end of the term, the students also get deleted</text:p>
      <text:p text:style-name="Standard">---Maintain a record for each student of their own TA record</text:p>
      <text:p text:style-name="Standard">-Waitlist TAs</text:p>
      <text:p text:style-name="Standard">-Pan-system confirmation popups before important submissions</text:p>
      <text:p text:style-name="Standard">-Purge all applications at the end of the semester</text:p>
      <text:p text:style-name="Standard">-Default limit on the number of positions one can hold as a TA</text:p>
      <text:p text:style-name="Standard">---Overwriteable by admin to lift cap</text:p>
      <text:p text:style-name="Standard"/>
      <text:p text:style-name="Standard"><text:soft-page-break/>=====Student=====</text:p>
      <text:p text:style-name="Standard">-Profile must have qualifications, current TA positions [acceptances]</text:p>
      <text:p text:style-name="Standard">-Registration should ask for qualifications for individual classes</text:p>
      <text:p text:style-name="Standard">-Edit profile</text:p>
      <text:p text:style-name="Standard"><text:tab/>-Name</text:p>
      <text:p text:style-name="Standard"><text:tab/>-Class Year</text:p>
      <text:p text:style-name="Standard"><text:tab/>-Qualifications</text:p>
      <text:p text:style-name="Standard"><text:tab/>-Contact info</text:p>
      <text:p text:style-name="Standard"><text:tab/><text:tab/>-Phone number</text:p>
      <text:p text:style-name="Standard"><text:tab/>-Student ID</text:p>
      <text:p text:style-name="Standard">-TA-ing history</text:p>
      <text:p text:style-name="Standard">-Application tab</text:p>
      <text:p text:style-name="Standard">-Current positions tab</text:p>
      <text:p text:style-name="Standard">-Position release request</text:p>
      <text:p text:style-name="Standard"/>
      <text:p text:style-name="Standard">=====Professor=====</text:p>
      <text:p text:style-name="Standard">-Be able to see student's profile</text:p>
      <text:p text:style-name="Standard"><text:tab/>-Includes all of the student's profile</text:p>
      <text:p text:style-name="Standard">-Be able to approve students for positions and these approvals will go into a queue.</text:p>
      <text:p text:style-name="Standard"><text:tab/>-The specific details for approval will be worked out by the staff</text:p>
      <text:p text:style-name="Standard">-Input workshop leaders into TA database</text:p>
      <text:p text:style-name="Standard">-Firing button with comments</text:p>
      <text:p text:style-name="Standard">-Flexible lab TA assignment to the labs based off of enrollment</text:p>
      <text:p text:style-name="Standard">-Describe course/term in XML file (for first time load only, maybe)</text:p>
      <text:p text:style-name="Standard">-See list of TAs for a specific courses [by number] and labs</text:p>
      <text:p text:style-name="Standard">-Rate students</text:p>
      <text:p text:style-name="Standard">---Ranges from “Fired” to “Neutral” to “10/10 Would Hire Again”</text:p>
      <text:p text:style-name="Standard">-Panels to categorize applications by type</text:p>
      <text:p text:style-name="Standard">---Pagination</text:p>
      <text:p text:style-name="Standard">-Notification by email from student that wants to be released from a position</text:p>
      <text:p text:style-name="Standard">---Prof would need a release button</text:p>
      <text:p text:style-name="Standard"/>
      <text:p text:style-name="Standard">=====Admin=====</text:p>
      <text:p text:style-name="Standard">-Removing students from the database [Highlight them/put them into a unique group]</text:p>
      <text:p text:style-name="Standard">---Take 5 tag?</text:p>
      <text:p text:style-name="Standard">-Notification of students that drop out in the middle of the semester</text:p>
      <text:p text:style-name="Standard"><text:tab/>-Notification for students that replace those dropped students</text:p>
      <text:p text:style-name="Standard">-Firing button with comments?</text:p>
      <text:p text:style-name="Standard">-Home page might have workflow notifications</text:p>
      <text:p text:style-name="Standard">-TA system information page</text:p>
      <text:p text:style-name="Standard">-Term Page</text:p>
      <text:p text:style-name="Standard"><text:tab/>-Check boxes for days [All days of the week]</text:p>
      <text:p text:style-name="Standard"><text:tab/>-Lab rooms!!</text:p>
      <text:p text:style-name="Standard">-Count up a total of how many students are for credit and how many are for pay [All in 1 list]</text:p>
      <text:p text:style-name="Standard"><text:tab/>-Remove CRN, maybe?</text:p>
      <text:p text:style-name="Standard"><text:tab/>-Add grader &amp; super-leader to TA type</text:p>
      <text:p text:style-name="Standard">-Current TA List</text:p>
      <text:p text:style-name="Standard"><text:tab/>-Allow download as Excel File</text:p>
      <text:p text:style-name="Standard">-Allow adding courses to professors while creating professor account</text:p>
      <text:p text:style-name="Standard"><text:soft-page-break/>-Manage and delete any student/professor account</text:p>
      <text:p text:style-name="Standard">---e.g. edit any profile, manually change passwords, etc</text:p>
      <text:p text:style-name="Standard">-Application maintenance</text:p>
      <text:p text:style-name="Standard">-Pre-screen students that apply for TA positions before they're sent to the professors</text:p>
      <text:p text:style-name="Standard">---Doable by database column with a state.</text:p>
      <text:p text:style-name="Standard">------e.g. 0 = pending, 1 = under review</text:p>
      <text:p text:style-name="Standard">---------pending would mean it needs to be screened by Marty</text:p>
      <text:p text:style-name="Standard">------------Annotate each application with comments</text:p>
      <text:p text:style-name="Standard">---------under review would mean it needs to be decided on by professor</text:p>
      <text:p text:style-name="Standard">-Rate students</text:p>
      <text:p text:style-name="Standard">---Ranges from “Fired” to “Neutral” to “10/10 Would Hire Again”</text:p>
      <text:p text:style-name="Standard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nze An</meta:initial-creator>
    <meta:creation-date>2014-04-11T09:49:03.04</meta:creation-date>
    <dc:date>2014-04-24T13:02:12.35</dc:date>
    <dc:creator>Jinze An</dc:creator>
    <meta:editing-duration>PT3H4M33S</meta:editing-duration>
    <meta:editing-cycles>20</meta:editing-cycles>
    <meta:generator>OpenOffice/4.0.1$Win32 OpenOffice.org_project/401m5$Build-9714</meta:generator>
    <meta:document-statistic meta:table-count="0" meta:image-count="0" meta:object-count="0" meta:page-count="3" meta:paragraph-count="104" meta:word-count="693" meta:character-count="4422"/>
  </office:meta>
</office:document-meta>
</file>